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01.png" xlink:type="simple" xlink:show="embed" xlink:actuate="onLoad"/></draw:frame></text:p>
          </table:table-cell>
          <table:table-cell table:style-name="Table1.B1" office:value-type="string">
            <text:h text:style-name="P4" text:outline-level="1">Экстрапо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0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экстраполяцию нулевого порядка:</text:p>
            <text:p text:style-name="P6"><draw:frame draw:style-name="fr3" draw:name="Объект1" text:anchor-type="as-char" svg:width="2.986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2">– </text:span>значение выходного сигнала в текущий момент расчетного (модельного) времени,<draw:frame draw:style-name="fr3" draw:name="Объект3" text:anchor-type="as-char" svg:width="1.704cm" svg:height="0.564cm" draw:z-index="4"><draw:object xlink:href="./Object 3" xlink:type="simple" xlink:show="embed" xlink:actuate="onLoad"/><draw:image xlink:href="./ObjectReplacements/Object 3" xlink:type="simple" xlink:show="embed" xlink:actuate="onLoad"/></draw:frame>– значение входного сигнала в последний момент дискретизации<draw:frame draw:style-name="fr3" draw:name="Объект4" text:anchor-type="as-char" svg:width="1.037cm" svg:height="0.563cm" draw:z-index="5"><draw:object xlink:href="./Object 4" xlink:type="simple" xlink:show="embed" xlink:actuate="onLoad"/><draw:image xlink:href="./ObjectReplacements/Object 4" xlink:type="simple" xlink:show="embed" xlink:actuate="onLoad"/></draw:frame>. Дискретизация происходит с периодом<draw:frame draw:style-name="fr3" draw:name="Object1" text:anchor-type="as-char" svg:width="0.5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3">который задается параметром блока.</text:span></text:p>
            <text:p text:style-name="P5"><text:span text:style-name="T1">Примечание</text:span>:</text:p>
            <text:p text:style-name="P5">Для правильной работы данного блока необходимо задать максимальный шаг интегрирования не больше, чем <draw:frame draw:style-name="fr3" draw:name="Object2" text:anchor-type="as-char" svg:width="1.32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<text:p text:style-name="P5">При интегрировании с постоянным шагом рекомендуется задать шаг таким, чтобы период квантования был кратен шагу интегрирования<draw:frame draw:style-name="fr3" draw:name="Object3" text:anchor-type="as-char" svg:width="1.669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3">где </text:span><text:span text:style-name="T3"><draw:frame draw:style-name="fr3" draw:name="Object4" text:anchor-type="as-char" svg:width="1.249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–</text:span><text:span text:style-name="T2"> </text:span><text:span text:style-name="T3">целое число и шаг интегрирования</text:span>.</text:p>
            <text:p text:style-name="P5"><text:span text:style-name="T4">Свойства</text:span>:</text:p>
            <text:list xml:id="list3866586995445167663" text:style-name="L1">
              <text:list-item>
                <text:p text:style-name="P7">Период квантования – период квантования расчёт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траполятор</dc:title>
    <dc:date>2014-12-24T18:18:35.83</dc:date>
    <meta:generator>OpenOffice/4.1.1$Win32 OpenOffice.org_project/411m6$Build-9775</meta:generator>
    <meta:editing-duration>PT2H25M8S</meta:editing-duration>
    <meta:editing-cycles>130</meta:editing-cycles>
    <meta:document-statistic meta:table-count="1" meta:image-count="2" meta:object-count="8" meta:page-count="1" meta:paragraph-count="14" meta:word-count="93" meta:character-count="66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y(t) = u(t[k]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u(t[k])</annotation>
  </semantics>
</math>
</file>

<file path=Object 4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</mrow>
    <annotation encoding="StarMath 5.0">t[k]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